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2in" svg:height="3.5335in" svg:x="0in" svg:y="2.4555in">
            <draw:object draw:notify-on-update-of-ranges="Sheet1.A2:Sheet1.A18 Sheet1.B2:Sheet1.B18 Sheet1.B2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DS</text:p>
          </table:table-cell>
          <table:table-cell office:value-type="string" calcext:value-type="string">
            <text:p>I_D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" calcext:value-type="float">
            <text:p>0.0038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DS</text:p>
          </table:table-cell>
          <table:table-cell office:value-type="string" calcext:value-type="string">
            <text:p>I_D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" calcext:value-type="float">
            <text:p>0.0038</text:p>
          </table:table-cell>
        </table:table-row>
      </table:table>
      <table:table table:name="Sheet3" table:style-name="ta1">
        <table:shapes>
          <draw:frame draw:z-index="0" draw:style-name="gr1" draw:text-style-name="P1" svg:width="6.2941in" svg:height="3.5406in" svg:x="0.5161in" svg:y="2.3406in">
            <draw:object draw:notify-on-update-of-ranges="Sheet3.A1:Sheet3.A1 Sheet3.A2:Sheet3.A8 Sheet3.B1:Sheet3.B1 Sheet3.B2:Sheet3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DS</text:p>
          </table:table-cell>
          <table:table-cell office:value-type="string" calcext:value-type="string">
            <text:p>I_D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DS</text:p>
          </table:table-cell>
          <table:table-cell office:value-type="string" calcext:value-type="string">
            <text:p>I_D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29:19.864232826</meta:creation-date>
    <dc:date>2023-11-28T14:07:12.657107606</dc:date>
    <meta:editing-duration>PT37M58S</meta:editing-duration>
    <meta:editing-cycles>2</meta:editing-cycles>
    <meta:generator>LibreOffice/7.5.5.2$Linux_X86_64 LibreOffice_project/50$Build-2</meta:generator>
    <meta:document-statistic meta:table-count="4" meta:cell-count="8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745cm" svg:y="4.189cm" style:legend-expansion="high" chart:style-name="ch2"/>
        <chart:plot-area chart:style-name="ch3" table:cell-range-address="Sheet1.A2:Sheet1.B18 Sheet1.B2:Sheet1.B19" svg:x="0.32cm" svg:y="0.179cm" svg:width="13.105cm" svg:height="8.618cm">
          <chart:coordinate-region svg:x="1.603cm" svg:y="0.378cm" svg:width="11.636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" chart:class="chart:scatter">
            <chart:domain table:cell-range-address="Sheet1.A2:Sheet1.A18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2:Sheet1.A18</svg:desc>
                </draw:g>
              </table:table-cell>
              <table:table-cell office:value-type="float" office:value="0.0001">
                <text:p>0.0001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">
                <text:p>5.1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scatter" chart:style-name="ch1">
        <chart:legend chart:legend-position="end" svg:x="14.704cm" svg:y="4.198cm" style:legend-expansion="high" chart:style-name="ch2"/>
        <chart:plot-area chart:style-name="ch3" table:cell-range-address="Sheet3.A1:Sheet3.B8" chart:data-source-has-labels="row" svg:x="0.319cm" svg:y="0.179cm" svg:width="14.066cm" svg:height="8.636cm">
          <chart:coordinate-region svg:x="0.611cm" svg:y="0.379cm" svg:width="13.68cm" svg:height="7.7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8" chart:label-cell-address="Sheet3.B1:Sheet3.B1" chart:class="chart:scatter">
            <chart:domain table:cell-range-address="Sheet3.A2:Sheet3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">
                <text:p>-0.6</text:p>
                <draw:g>
                  <svg:desc>Sheet3.A2:Sheet3.A8</svg:desc>
                </draw:g>
              </table:table-cell>
              <table:table-cell office:value-type="float" office:value="0">
                <text:p>0</text:p>
                <draw:g>
                  <svg:desc>Sheet3.B2:Sheet3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">
                <text:p>-0.2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">
                <text:p>-0.1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28">
                <text:p>0.0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